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1328" officeooo:paragraph-rsid="000a1328"/>
    </style:style>
    <style:style style:name="P2" style:family="paragraph" style:parent-style-name="Standard">
      <style:text-properties officeooo:rsid="000a1328" officeooo:paragraph-rsid="000cbac1"/>
    </style:style>
    <style:style style:name="P3" style:family="paragraph" style:parent-style-name="Standard">
      <style:text-properties officeooo:rsid="000cbac1" officeooo:paragraph-rsid="000cbac1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0bd1a9"/>
    </style:style>
    <style:style style:name="T2" style:family="text">
      <style:text-properties officeooo:rsid="000cbac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egunda Historia: "Los Ecos del Pasado"</text:span></text:h>
      <text:p text:style-name="Text_20_body"><text:span text:style-name="Strong_20_Emphasis">Mensaje:</text:span> <text:span text:style-name="Emphasis">Somos la suma de todas nuestras historias. Nuestro ADN lleva la memoria viva de nuestros antepasados; cada paso que damos está impulsado por millones de años de experiencia colectiva.</text:span></text:p>
      <text:p text:style-name="Text_20_body"><text:span text:style-name="Strong_20_Emphasis">Final Inesperado:</text:span> <text:span text:style-name="Emphasis">Elara descubre que los eventos que llevaron a la destrucción de la ciudad fueron orquestados por el malvado mago Morgerathus.</text:span></text:p>
      <text:p text:style-name="Horizontal_20_Line"/>
      <text:h text:style-name="Heading_20_3" text:outline-level="3"><text:span text:style-name="Strong_20_Emphasis">Guion Propuesto</text:span></text:h>
      <text:h text:style-name="Heading_20_4" text:outline-level="4"><text:span text:style-name="Strong_20_Emphasis">1. Descubrimiento de los Registros</text:span></text:h>
      <text:p text:style-name="Text_20_body">Tras explorar las ruinas de la ciudad, Elara encuentra una <text:span text:style-name="Strong_20_Emphasis">cámara oculta</text:span> bajo los escombros de una antigua torre. Dentro, halla una serie de <text:span text:style-name="Strong_20_Emphasis">cristales de memoria</text:span> que contienen registros de los últimos días de la ciudad. Estos cristales, al ser activados, proyectan hologramas que muestran escenas del pasado.</text:p>
      <text:p text:style-name="Horizontal_20_Line"/>
      <text:h text:style-name="Heading_20_4" text:outline-level="4"><text:span text:style-name="Strong_20_Emphasis">2. Revelación de la Conspiración</text:span></text:h>
      <text:p text:style-name="Text_20_body">A través de los hologramas, Elara observa reuniones de los <text:span text:style-name="Strong_20_Emphasis">Consejeros de la Ciudad</text:span>, quienes discuten sobre una serie de eventos desafortunados: cosechas arruinadas, enfermedades inexplicables y desastres naturales. Inicialmente, creen que son calamidades naturales, pero pronto descubren que estos eventos fueron <text:span text:style-name="Strong_20_Emphasis">provocados deliberadamente</text:span>.</text:p>
      <text:p text:style-name="Text_20_body">Los registros revelan que un <text:span text:style-name="Strong_20_Emphasis">individuo en las sombras</text:span> manipuló estos eventos, sembrando discordia y desconfianza entre los habitantes. Este individuo resulta ser <text:span text:style-name="Strong_20_Emphasis">Morgerathus</text:span>, quien, mediante engaños y artimañas, logró infiltrar agentes en la ciudad para desestabilizarla desde dentro.</text:p>
      <text:p text:style-name="Horizontal_20_Line"/>
      <text:h text:style-name="Heading_20_4" text:outline-level="4"><text:span text:style-name="Strong_20_Emphasis">3. La Caída de la Ciudad</text:span></text:h>
      <text:p text:style-name="Text_20_body">Elara presencia, a través de los hologramas, cómo la ciudad, una vez próspera y llena de conocimiento, cae en el caos. Los ciudadanos, consumidos por el miedo y la desconfianza, se vuelven unos contra otros. En medio de la confusión, Morgerathus lanza un ataque final, utilizando su magia oscura para destruir gran parte de la ciudad y forzar a los sobrevivientes a huir.</text:p>
      <text:p text:style-name="Horizontal_20_Line"/>
      <text:h text:style-name="Heading_20_4" text:outline-level="4"><text:span text:style-name="Strong_20_Emphasis">4. El Papel del Codex</text:span></text:h>
      <text:p text:style-name="Text_20_body">Antes de la destrucción total, los sabios de la ciudad, conscientes de la inminente caída, deciden <text:span text:style-name="Strong_20_Emphasis">proteger el Codex</text:span>, una compilación de todo su conocimiento. Realizan un ritual para dotar al Codex de <text:span text:style-name="Strong_20_Emphasis">conciencia</text:span>, con la esperanza de que pueda <text:span text:style-name="Strong_20_Emphasis">guiar a futuras generaciones</text:span> y evitar que el conocimiento caiga en manos equivocadas.</text:p>
      <text:p text:style-name="Horizontal_20_Line"/>
      <text:h text:style-name="Heading_20_4" text:outline-level="4"><text:soft-page-break/><text:span text:style-name="Strong_20_Emphasis">5. Conexión con Elara</text:span></text:h>
      <text:p text:style-name="Text_20_body">Al final de su exploración, Elara encuentra una <text:span text:style-name="Strong_20_Emphasis">inscripción oculta</text:span> que menciona una <text:span text:style-name="Strong_20_Emphasis">profecía</text:span>: una descendiente de los sabios de la ciudad regresará algún día para reclamar el conocimiento perdido y enfrentarse a la oscuridad que una vez destruyó la ciudad. Al leer esto, Elara siente una <text:span text:style-name="Strong_20_Emphasis">conexión profunda</text:span> con la ciudad y sus antiguos habitantes, dándose cuenta de que su <text:span text:style-name="Strong_20_Emphasis">propia existencia está entrelazada con la historia de la ciudad y el Codex</text:span>.</text:p>
      <text:p text:style-name="Horizontal_20_Line"/>
      <text:h text:style-name="Heading_20_3" text:outline-level="3"><text:span text:style-name="Strong_20_Emphasis">Elementos Clave para la Inmersión</text:span></text:h>
      <text:list xml:id="list941437500" text:style-name="L1">
        <text:list-item>
          <text:p text:style-name="P4"><text:span text:style-name="Strong_20_Emphasis">Cristales de Memoria:</text:span></text:p>
          <text:list>
            <text:list-item>
              <text:p text:style-name="P5">Dispositivos que almacenan registros holográficos del pasado. </text:p>
            </text:list-item>
            <text:list-item>
              <text:p text:style-name="P5">Proporcionan una visión directa de los eventos que llevaron a la caída de la ciudad. </text:p>
            </text:list-item>
          </text:list>
        </text:list-item>
        <text:list-item>
          <text:p text:style-name="P4"><text:span text:style-name="Strong_20_Emphasis">Hologramas de los Consejeros:</text:span></text:p>
          <text:list>
            <text:list-item>
              <text:p text:style-name="P5">Representaciones de los líderes de la ciudad discutiendo los eventos que ocurren. </text:p>
            </text:list-item>
            <text:list-item>
              <text:p text:style-name="P5">Muestran la manipulación y traición de Morgerathus. </text:p>
            </text:list-item>
          </text:list>
        </text:list-item>
        <text:list-item>
          <text:p text:style-name="P4"><text:span text:style-name="Strong_20_Emphasis">Inscripción Profética:</text:span></text:p>
          <text:list>
            <text:list-item>
              <text:p text:style-name="P5">Un mensaje oculto que conecta a Elara con la historia de la ciudad. </text:p>
            </text:list-item>
            <text:list-item>
              <text:p text:style-name="P4">Sugiere que su llegada fue predicha y que tiene un papel que desempeñar en la restauración del conocimiento perdido. 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exión con el Resto del Capítulo</text:span></text:h>
      <text:list xml:id="list327508455" text:style-name="L2">
        <text:list-item>
          <text:p text:style-name="P7"><text:span text:style-name="Strong_20_Emphasis">Profundiza en la historia de la ciudad y el origen del Codex</text:span>, proporcionando contexto y antecedentes que enriquecen la narrativa. </text:p>
        </text:list-item>
        <text:list-item>
          <text:p text:style-name="P7"><text:span text:style-name="Strong_20_Emphasis">Establece a Morgerathus como el antagonista principal</text:span>, mostrando su papel en la destrucción de la ciudad y la dispersión del conocimiento. </text:p>
        </text:list-item>
        <text:list-item>
          <text:p text:style-name="P6"><text:span text:style-name="Strong_20_Emphasis">Conecta a Elara con la historia de la ciudad</text:span>, insinuando que su viaje es parte de un ciclo más grande de memoria y redescubrimiento. </text:p>
        </text:list-item>
      </text:list>
      <text:p text:style-name="Horizontal_20_Line"/>
      <text:h text:style-name="Heading_20_3" text:outline-level="3"><text:span text:style-name="Strong_20_Emphasis">Reflexión Final</text:span></text:h>
      <text:p text:style-name="Text_20_body">Esta historia destaca cómo los eventos del pasado, aunque dolorosos, forman la base de nuestra identidad y conocimiento colectivo. A través de la memoria, ya sea almacenada en cristales, libros o en nuestro propio ADN, podemos aprender de las experiencias de nuestros antepasados y utilizar ese conocimiento para forjar un futuro mejor.</text:p>
      <text:p text:style-name="Standard"/>
      <text:p text:style-name="Horizontal_20_Line"/>
      <text:p text:style-name="Standard"/>
      <text:p text:style-name="Standard"><text:soft-page-break/></text:p>
      <text:p text:style-name="Standard"/>
      <text:p text:style-name="P1">Notas adicionales:</text:p>
      <text:p text:style-name="P1"/>
      <text:p text:style-name="P1">- en la primera parte se presenta al anfitrion.</text:p>
      <text:p text:style-name="P1">- el anfitrion complementa y aclara la informacion contenida en los cristales y escritos.</text:p>
      <text:p text:style-name="P1">- el rey de Acquanthis, Nytharion, quien ha ordenado la creacion del codex, muere naturalmente.</text:p>
      <text:p text:style-name="P2">Es entonces cuando <text:s/>Morgerathus se apodera del codex y lo utiliza para convertirse en el rey de Acquanthis primero y del mundo despues, persiguiendo a la poblacion como a sus enemigos. Convirtiendose en un tirano despiadado. En la ultima parte, el codex que ha cobrado conciencia<text:span text:style-name="T1">, trasnporta magicamente a todos los habitantes de la ciudad a lugares lejanos, dejando solo a Morgerathus y sus aliados en la ciudad, y entonces destruye la ciudad y a todo el ejercito de Morgerathus en un instante</text:span></text:p>
      <text:p text:style-name="P2"/>
      <text:p text:style-name="P3">Y hasta aqui es lo que Elara puede encontrar en los registros.</text:p>
      <text:p text:style-name="P3"/>
      <text:p text:style-name="P3">A partir de aqui, Elara puede deducir que </text:p>
      <text:p text:style-name="P2"><text:span text:style-name="T1"><text:s/>despues de eso el libro desaparece para ocultarse en algun lugar inaccesible y desconocido de Lluviara</text:span><text:span text:style-name="T2">.</text:span></text:p>
      <text:p text:style-name="P3">Y Morgerathus consigue sobrevivir al ataque gracias a un hechizo de inmortalidad, sin embargo, solo y sin el codex no tiene suficiente poder para conquistar el mundo y debe retirarse para reunir fuerzas.</text:p>
      <text:p text:style-name="P3">Morgerathus volvera en busca del codex.</text:p>
      <text:p text:style-name="P1"><text:span text:style-name="Strong_20_Emphasis"/></text:p>
      <text:p text:style-name="P1"><text:span text:style-name="Strong_20_Emphas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8T09:41:17.685000000</meta:creation-date>
    <dc:date>2025-02-09T09:59:56.114000000</dc:date>
    <meta:editing-duration>PT13M11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41" meta:word-count="829" meta:character-count="5165" meta:non-whitespace-character-count="4377"/>
  </office:meta>
</office:document-meta>
</file>